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roid sans" svg:font-family="'droid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965in" fo:text-align="start" style:justify-single-word="false" fo:orphans="2" fo:widows="2" fo:text-indent="0in" style:auto-text-indent="false" fo:padding="0in" fo:border="none"/>
    </style:style>
    <style:style style:name="P2" style:family="paragraph" style:parent-style-name="Standard">
      <style:paragraph-properties fo:margin-left="0in" fo:margin-right="0in" fo:margin-top="0in" fo:margin-bottom="0in" fo:orphans="2" fo:widows="2" fo:text-indent="0in" style:auto-text-indent="false" fo:padding="0in" fo:border="none"/>
    </style:style>
    <style:style style:name="P3"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0.5pt" fo:letter-spacing="normal" fo:font-style="normal" fo:font-weight="normal"/>
    </style:style>
    <style:style style:name="P4"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0.5pt" fo:letter-spacing="normal" fo:font-style="normal" fo:font-weight="bold"/>
    </style:style>
    <style:style style:name="P5"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3.5pt" fo:letter-spacing="normal" fo:font-style="normal" fo:font-weight="bold"/>
    </style:style>
    <style:style style:name="P6" style:family="paragraph" style:parent-style-name="Standard">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2c2c2c" style:font-name="droid sans" fo:font-size="13.5pt" fo:letter-spacing="normal" fo:font-style="normal" fo:font-weight="bold"/>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1.25pt" fo:letter-spacing="normal" fo:font-style="normal" fo:font-weight="normal"/>
    </style:style>
    <style:style style:name="P8"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fo:letter-spacing="normal"/>
    </style:style>
    <style:style style:name="P9" style:family="paragraph" style:parent-style-name="Standard">
      <style:paragraph-properties fo:margin-left="0in" fo:margin-right="0in" fo:margin-top="0in" fo:margin-bottom="0in" fo:text-align="center" style:justify-single-word="false" fo:orphans="2" fo:widows="2" fo:text-indent="0in" style:auto-text-indent="false" fo:padding="0in" fo:border="none"/>
    </style:style>
    <style:style style:name="P10" style:family="paragraph" style:parent-style-name="Standard">
      <style:paragraph-properties fo:margin-left="0in" fo:margin-right="0in" fo:margin-top="0in" fo:margin-bottom="0.1965in" fo:text-align="start" style:justify-single-word="false" fo:orphans="2" fo:widows="2" fo:text-indent="0in" style:auto-text-indent="false" fo:padding="0in" fo:border="none"/>
    </style:style>
    <style:style style:name="P11"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2c2c2c" style:font-name="droid sans" fo:font-size="10.5pt" fo:letter-spacing="normal" fo:font-style="normal" fo:font-weight="normal"/>
    </style:style>
    <style:style style:name="P12" style:family="paragraph" style:parent-style-name="Text_20_body" style:list-style-name="L2">
      <style:paragraph-properties fo:margin-left="0in" fo:margin-right="0in" fo:text-align="start" style:justify-single-word="false" fo:orphans="2" fo:widows="2" fo:text-indent="0in" style:auto-text-indent="false" fo:padding="0in" fo:border="none"/>
      <style:text-properties fo:font-variant="normal" fo:text-transform="none" fo:color="#2c2c2c" style:font-name="droid sans" fo:font-size="10.5pt" fo:letter-spacing="normal" fo:font-style="normal" fo:font-weight="normal"/>
    </style:style>
    <style:style style:name="T1" style:family="text">
      <style:text-properties fo:font-size="13.5pt" fo:font-weight="bold"/>
    </style:style>
    <style:style style:name="T2" style:family="text">
      <style:text-properties fo:font-weight="bold"/>
    </style:style>
    <style:style style:name="T3" style:family="text">
      <style:text-properties fo:font-variant="normal" fo:text-transform="none" fo:color="#2c2c2c" style:font-name="droid sans" fo:font-size="10.5pt" fo:letter-spacing="normal" fo:font-style="normal" fo:font-weight="normal"/>
    </style:style>
    <style:style style:name="T4" style:family="text">
      <style:text-properties fo:font-variant="normal" fo:text-transform="none" fo:color="#2c2c2c" style:font-name="droid sans" fo:font-size="13.5pt" fo:letter-spacing="normal" fo:font-style="normal" fo:font-weight="bold"/>
    </style:style>
    <style:style style:name="T5" style:family="text">
      <style:text-properties fo:font-variant="normal" fo:text-transform="none" fo:color="#2c2c2c" style:font-name="droid sans" fo:font-size="11.25pt" fo:letter-spacing="normal" fo:font-style="normal" fo:font-weight="normal"/>
    </style:style>
    <style:style style:name="T6" style:family="text">
      <style:text-properties fo:font-variant="normal" fo:text-transform="none" fo:color="#efb61c" style:text-line-through-style="none" style:font-name="droid sans" fo:font-size="10.5pt" fo:letter-spacing="normal" fo:font-style="normal" style:text-underline-style="none" fo:font-weight="normal" style:text-blinking="false"/>
    </style:style>
    <style:style style:name="T7" style:family="text">
      <style:text-properties fo:font-variant="normal" fo:text-transform="none" fo:color="#efb61c" style:text-line-through-style="none" style:font-name="droid sans" fo:font-size="13.5pt" fo:letter-spacing="normal" fo:font-style="normal" style:text-underline-style="none" fo:font-weight="bold" style:text-blinking="false"/>
    </style:style>
    <style:style style:name="T8" style:family="text">
      <style:text-properties fo:font-variant="normal" fo:text-transform="none" fo:color="#efb61c" style:text-line-through-style="none" style:font-name="droid sans" fo:font-size="11.25pt" fo:letter-spacing="normal" fo:font-style="normal" style:text-underline-style="none" fo:font-weight="normal" style:text-blinking="false"/>
    </style:style>
    <style:style style:name="T9" style:family="text">
      <style:text-properties style:font-name="droid sans" fo:font-size="10.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HAT IS IT?</text:p>
      <text:p text:style-name="P3">Trails is a great RPG plugin that works on the premise that, in the real world, walking wears down trails and paths from dirt to stone, eventually. Trails aims to add this element to Minecraft by automatically creating trails, paths, and roads based on the use of a trail. The trail contents and wear passes are fully configurable, unlocking the possibilities for a number of different trails or uses on your server. All data is saved Async, and players may toggle their trails off and on. Trails is also compatible with a lot of grief prevention plugins. Finally, Trails includes a language file where every message in the plugin, and the plugin command itself, may be edited.</text:p>
      <text:p text:style-name="P3"/>
      <text:p text:style-name="P4">The plugin even has Towny/WorldGuard support to add extra control over where paths can form!</text:p>
      <text:p text:style-name="P3">[MEDIA=youtube]L9XmBr-IAeA[/MEDIA]</text:p>
      <text:p text:style-name="P3">(Example Use)</text:p>
      <text:p text:style-name="P3"/>
      <text:p text:style-name="P5">COMPATIBILITY</text:p>
      <text:p text:style-name="P7">Trails has support for the following plugins:</text:p>
      <text:p text:style-name="P7">[SPOILER="Towny"]</text:p>
      <text:p text:style-name="P7">Towny integration now works two ways. If 'PathsInWilderness' is set to true, then players will create paths in the Wilderness unless individually toggled off. If TownyPathsPerm is set to true, players with "trails.towny.town" will create paths anywhere in their hometown, and players with "trails.towny.nation" will create paths anywhere in their nation. Recommend setting these in Towny config permissions for Assistant, or create your own resident type "TrailMaker" and add perms to that. If TownyPathsPerm is set to false, any player in their home town or nation will create trails in their own town or nation unless they have trails individually toggled off. Players will never create trails in towns that aren't their own town or in their Nation.</text:p>
      <text:p text:style-name="P7">[/SPOILER]</text:p>
      <text:p text:style-name="P7">[SPOILER="WorldGuard"]</text:p>
      <text:p text:style-name="P7">WorldGuard is automatically detected. Regions with the Trails flag set to false will be protected from trails. Trails flag is trails-flag. Setting "checkBypass: 'true'" will allow OPs to use trails anywhere regardless of Region settings.</text:p>
      <text:p text:style-name="P7">[/SPOILER]</text:p>
      <text:p text:style-name="P7">[SPOILER="Lands"]</text:p>
      <text:p text:style-name="P7">Lands settings affect the Role Flag. Setting PathsInWilderness: 'true' will always allow paths in wilderness. Setting ApplyInSubAreas: 'true' cause the flag to also be applied in Sub Areas, not just the individual area you have toggled it on in. (Whole Towns/Lands versus individual plots)</text:p>
      <text:p text:style-name="P7">[/SPOILER]</text:p>
      <text:p text:style-name="P7">[SPOILER="GriefPrevention"]</text:p>
      <text:p text:style-name="P7">GriefPrevention is automatically detected. If it is found, players must have Build permission to build in a claim. If 'PathsInWilderness' is set to true, then players will create paths in the Wilderness unless individually toggled off.</text:p>
      <text:p text:style-name="P7">[/SPOILER]</text:p>
      <text:p text:style-name="P7">[SPOILER="CoreProtect"]</text:p>
      <text:p text:style-name="P7">Trails will create rollback data when blocks change using Trails.</text:p>
      <text:p text:style-name="P7">[/SPOILER]</text:p>
      <text:p text:style-name="P7">[SPOILER="LogBlock"]</text:p>
      <text:p text:style-name="P7">Trails will create rollback data when blocks change using Trails.</text:p>
      <text:p text:style-name="P7">[/SPOILER]</text:p>
      <text:p text:style-name="P7">[SPOILER="MVdwPlaceholderAPI"]</text:p>
      <text:p text:style-name="P7">{trails_toggled_on} - Gives "true" or "false"</text:p>
      <text:p text:style-name="P7">[/SPOILER]</text:p>
      <text:p text:style-name="P7">[SPOILER="PlaceholderAPI"]</text:p>
      <text:p text:style-name="P7">%trails_toggled_on% - Gives "true" or "false"</text:p>
      <text:p text:style-name="P7">[/SPOILER]</text:p>
      <text:p text:style-name="P7"><text:soft-page-break/></text:p>
      <text:p text:style-name="P5">Configuration</text:p>
      <text:p text:style-name="P2"><text:a xlink:type="simple" xlink:href="https://github.com/MinevoltRPG/Trails/blob/master/src/main/resources/config.yml" office:target-frame-name="_blank" xlink:show="new" text:style-name="Internet_20_link" text:visited-style-name="Visited_20_Internet_20_Link"><text:span text:style-name="T6">Visit here</text:span></text:a><text:span text:style-name="T3"> for the most up to date config options.</text:span></text:p>
      <text:p text:style-name="P3">[SPOILER="Config"]</text:p>
      <text:p text:style-name="P3">[code=YAML]#Welcome to the Trails config.</text:p>
      <text:p text:style-name="P3">General:</text:p>
      <text:p text:style-name="P8">    <text:span text:style-name="T9">## Language files are located in /plugins/Trails/lang. Default is en-US.yml. If you edit one into a new language, try to rename the file with a language code from</text:span></text:p>
      <text:p text:style-name="P8">    <text:span text:style-name="T9">## https://www.alchemysoftware.com/livedocs/ezscript/Topics/Catalyst/Language.htm such as zh.yml or zh-CHS.yml for simplified Chinese for example. You can then set</text:span></text:p>
      <text:p text:style-name="P8">    <text:span text:style-name="T9">## this setting here in this file to zh or zh-CHS and it will load properly. If you create a new language file, please send it to me so I can include it in future</text:span></text:p>
      <text:p text:style-name="P8">    <text:span text:style-name="T9">## updates of the project for all to enjoy! (Email: DrkMatr1984@aol.com)</text:span></text:p>
      <text:p text:style-name="P8">    <text:span text:style-name="T9">Language: en-US</text:span></text:p>
      <text:p text:style-name="P8">    <text:span text:style-name="T9"># SendDenyMessage: set to true will send players a message telling them they cannot create trails in the current area if their trails are toggled on</text:span></text:p>
      <text:p text:style-name="P8">    <text:span text:style-name="T9"># and a protection plugin is blocking them.</text:span></text:p>
      <text:p text:style-name="P8">    <text:span text:style-name="T9"># The interval is to prevent message spamming. If they remain in an area where they can't create trails, the messages will be spaced apart by this interval,</text:span></text:p>
      <text:p text:style-name="P8">    <text:span text:style-name="T9"># in seconds.</text:span></text:p>
      <text:p text:style-name="P3">Messages:</text:p>
      <text:p text:style-name="P8">    <text:span text:style-name="T9">SendDenyMessage: 'true'</text:span></text:p>
      <text:p text:style-name="P8">    <text:span text:style-name="T9">Interval: 10</text:span></text:p>
      <text:p text:style-name="P3">Plugin-Integration:</text:p>
      <text:p text:style-name="P8">    <text:span text:style-name="T9"># Towny integration now works two ways. If 'PathsInWilderness' is set to true, then players will create</text:span></text:p>
      <text:p text:style-name="P8">    <text:span text:style-name="T9"># paths in the Wilderness unless individually toggled off. If TownyPathsPerm is set to true, players with</text:span></text:p>
      <text:p text:style-name="P8">    <text:span text:style-name="T9"># "trails.towny.town" will create paths anywhere in their hometown, and players with "trails.towny.nation"</text:span></text:p>
      <text:p text:style-name="P8">    <text:span text:style-name="T9"># will create paths anywhere in their nation. Recommend setting these in Towny config permissions for</text:span></text:p>
      <text:p text:style-name="P8">    <text:span text:style-name="T9"># Assistant, or create your own resident type "TrailMaker" and add perms to that. If TownyPathsPerm is set to false,</text:span></text:p>
      <text:p text:style-name="P8">    <text:span text:style-name="T9"># any player in their home town or nation will create trails in their own town or nation unless they have trails</text:span></text:p>
      <text:p text:style-name="P8">    <text:span text:style-name="T9"># individually toggled off. Players will never create trails in towns that aren't their own Town or in their Nation.</text:span></text:p>
      <text:p text:style-name="P8">    <text:span text:style-name="T9">Towny:</text:span></text:p>
      <text:p text:style-name="P8">        <text:span text:style-name="T9">PathsInWilderness: 'true'</text:span></text:p>
      <text:p text:style-name="P8">        <text:span text:style-name="T9">TownyPathsPerm: 'false'</text:span></text:p>
      <text:p text:style-name="P8">    <text:span text:style-name="T9"># Lands settings affect the Role Flag. Setting PathsInWilderness: 'true' will always allow paths in wilderness.</text:span></text:p>
      <text:p text:style-name="P8">    <text:span text:style-name="T9"># Setting ApplyInSubAreas: 'true' cause the flag to also be applied in Sub Areas, not just the individual area you have toggled</text:span></text:p>
      <text:p text:style-name="P8">    <text:span text:style-name="T9"># it on in. (Whole Towns/Lands versus individual plots)</text:span></text:p>
      <text:p text:style-name="P8">    <text:span text:style-name="T9">Lands:</text:span></text:p>
      <text:p text:style-name="P8">        <text:span text:style-name="T9">PathsInWilderness: 'true'</text:span></text:p>
      <text:p text:style-name="P8">        <text:span text:style-name="T9">ApplyInSubAreas: 'true'</text:span></text:p>
      <text:p text:style-name="P8">    <text:span text:style-name="T9"># GriefPrevention is automatically detected. If it is found, players must have Build permission to build in a claim. If 'PathsInWilderness' is set to true,</text:span></text:p>
      <text:p text:style-name="P8">    <text:span text:style-name="T9"># then players will create paths in the Wilderness unless individually toggled off.</text:span></text:p>
      <text:p text:style-name="P8">    <text:span text:style-name="T9">GriefPrevention:</text:span></text:p>
      <text:p text:style-name="P8">        <text:span text:style-name="T9">PathsInWilderness: 'true'</text:span></text:p>
      <text:p text:style-name="P8"><text:soft-page-break/>    <text:span text:style-name="T9"># WorldGuard is automatically detected. Regions with the Trails flag set to false will be protected from trails. Trails flag is trails-flag. Setting</text:span></text:p>
      <text:p text:style-name="P8">    <text:span text:style-name="T9"># "checkBypass: 'true'" will allow OPs to use trails anywhere regardless of Region settings.</text:span></text:p>
      <text:p text:style-name="P8">    <text:span text:style-name="T9">WorldGuard:</text:span></text:p>
      <text:p text:style-name="P8">        <text:span text:style-name="T9">CheckBypass: 'false'</text:span></text:p>
      <text:p text:style-name="P8">    <text:span text:style-name="T9"># LogBlock and CoreProtect settings both work the same. If set to true and LogBlock and/or CoreProtect are installed, Trails will create rollback data</text:span></text:p>
      <text:p text:style-name="P8">    <text:span text:style-name="T9"># when blocks change using Trails.</text:span></text:p>
      <text:p text:style-name="P8">    <text:span text:style-name="T9">LogBlock:</text:span></text:p>
      <text:p text:style-name="P8">        <text:span text:style-name="T9">LogPathBlocks: 'true'</text:span></text:p>
      <text:p text:style-name="P8">    <text:span text:style-name="T9">CoreProtect:</text:span></text:p>
      <text:p text:style-name="P8">        <text:span text:style-name="T9">LogPathBlocks: 'true'</text:span></text:p>
      <text:p text:style-name="P8"> </text:p>
      <text:p text:style-name="P8">  <text:span text:style-name="T9">##  Trails are composed of "Links" separated by a "&gt;". Each link comprises 3 numbers: the material, walks to degrade to the next link,</text:span></text:p>
      <text:p text:style-name="P8">  <text:span text:style-name="T9">## and the percent chance of it occurring. They should follow the following format "material:walks:chance". If you want it to instantly change, change</text:span></text:p>
      <text:p text:style-name="P8">  <text:span text:style-name="T9">## walks to 0.</text:span></text:p>
      <text:p text:style-name="P8">  <text:span text:style-name="T9">## Get material names from https://hub.spigotmc.org/javadocs/bukkit/org/bukkit/Material.html</text:span></text:p>
      <text:p text:style-name="P8">  <text:span text:style-name="T9">## WARNING: If two trails have one of the same material value links, all Trails will fail. Make sure no two links are the same!</text:span></text:p>
      <text:p text:style-name="P3">Trails:</text:p>
      <text:p text:style-name="P8">    <text:span text:style-name="T9">DirtPath: 'GRASS_BLOCK:5:100&gt;DIRT:5:100&gt;COARSE_DIRT:7:30&gt;DIRT_PATH:10:100'</text:span></text:p>
      <text:p text:style-name="P8">    <text:span text:style-name="T9"># This is translated as a GRASS_BLOCK will degrade into DIRT after no more than 5 walks. After that, into COARSE_DIRT after 7 walks, but each walk has a</text:span></text:p>
      <text:p text:style-name="P8">    <text:span text:style-name="T9"># 30% chance of counting. Finally, the COARSE_DIRT will turn into DIRT_PATH after no more than 10 walks. (The step counting system is a little strange</text:span></text:p>
      <text:p text:style-name="P8">    <text:span text:style-name="T9"># sometimes so you may have to tinker with these numbers to get your desired results.</text:span></text:p>
      <text:p text:style-name="P8">    <text:span text:style-name="T9">SandPath: 'SAND:0:100&gt;SANDSTONE:5:30'</text:span></text:p>
      <text:p text:style-name="P8">    <text:span text:style-name="T9"># Data-Saving allows you to set, in minutes, how often you would like Trails to save it's internal data to disk. It saves async! :)</text:span></text:p>
      <text:p text:style-name="P3">Data-Saving:</text:p>
      <text:p text:style-name="P8">    <text:span text:style-name="T9">Interval: 5[/code]</text:span></text:p>
      <text:p text:style-name="P3">[/SPOILER]</text:p>
      <text:p text:style-name="P3"/>
      <text:p text:style-name="P5">Perms and Commands</text:p>
      <text:p text:style-name="P3">The plugin comes with one command, /trails. This command can be changed in the language file starting in version 1.0.</text:p>
      <text:p text:style-name="P3">[SPOILER="Commands"]</text:p>
      <text:p text:style-name="P3"><text:span text:style-name="T2">/trails</text:span> - Toggles your trails on/off</text:p>
      <text:p text:style-name="P3">Permission: trails.toggle</text:p>
      <text:p text:style-name="P3"><text:span text:style-name="T2">/trails &lt;username&gt; {username} &lt;username&gt;</text:span> - Toggles another player's (or multiple players') trails for them</text:p>
      <text:p text:style-name="P3">Permission: trails.other</text:p>
      <text:p text:style-name="P3">[/SPOILER]</text:p>
      <text:p text:style-name="P3">[SPOILER="Permissions"]</text:p>
      <text:p text:style-name="P3"><text:span text:style-name="T2">trails.toggle</text:span>:</text:p>
      <text:p text:style-name="P8">        <text:span text:style-name="T9">description: Toggles a player's trails on/off</text:span></text:p>
      <text:p text:style-name="P8">        <text:span text:style-name="T9">default: true</text:span></text:p>
      <text:p text:style-name="P3"><text:span text:style-name="T2">trails.other</text:span>:</text:p>
      <text:p text:style-name="P8">        <text:span text:style-name="T9">description: Toggles a different player's trails on/off</text:span></text:p>
      <text:p text:style-name="P8">        <text:span text:style-name="T9">default: false</text:span></text:p>
      <text:p text:style-name="P3"><text:soft-page-break/><text:span text:style-name="T2">trails.towny.town</text:span>:</text:p>
      <text:p text:style-name="P8">        <text:span text:style-name="T9">description: Can assign to Town roles to allow them to make trails (Enable TownyPathsPerms in config)</text:span></text:p>
      <text:p text:style-name="P8">        <text:span text:style-name="T9">default: false</text:span></text:p>
      <text:p text:style-name="P3"><text:span text:style-name="T2">trails.towny.nation</text:span>:</text:p>
      <text:p text:style-name="P8">        <text:span text:style-name="T9">description: Can assign to Nation roles to allow them to make trails (Enable TownyPathsPerms in config)</text:span></text:p>
      <text:p text:style-name="P8">        <text:span text:style-name="T9">default: false</text:span></text:p>
      <text:p text:style-name="P3">[/SPOILER]</text:p>
      <text:p text:style-name="P3"/>
      <text:p text:style-name="P5">Default Language File</text:p>
      <text:p text:style-name="P2"><text:a xlink:type="simple" xlink:href="https://github.com/MinevoltRPG/Trails/tree/master/src/main/resources/lang" office:target-frame-name="_blank" xlink:show="new" text:style-name="Internet_20_link" text:visited-style-name="Visited_20_Internet_20_Link"><text:span text:style-name="T8">Visit here</text:span></text:a><text:span text:style-name="T5"> for the most up to date language files. If you create a language file for another language, please send it to me so I may include it in future versions!</text:span></text:p>
      <text:p text:style-name="P3">[SPOILER="en-US.yml"]</text:p>
      <text:p text:style-name="P3">command-name: "trails"</text:p>
      <text:p text:style-name="P3">plugin-prefix: "&amp;7[&amp;eTrails&amp;7]&amp;r"</text:p>
      <text:p text:style-name="P3">messages:</text:p>
      <text:p text:style-name="P8">  <text:span text:style-name="T9">## These are messages send in game when commands are used. There are some placeholders</text:span></text:p>
      <text:p text:style-name="P8">  <text:span text:style-name="T9">## You have to use.</text:span></text:p>
      <text:p text:style-name="P8">  <text:span text:style-name="T9">## %plugin_prefix% = plugin prefix you set above         %command% = Name of the command you set above</text:span></text:p>
      <text:p text:style-name="P8">  <text:span text:style-name="T9">## %name% = name of person referred to</text:span></text:p>
      <text:p text:style-name="P8">  <text:span text:style-name="T9">noPerm: "%plugin_prefix% &amp;cYou do not have permission to toggle Trails."</text:span></text:p>
      <text:p text:style-name="P8">  <text:span text:style-name="T9">noPermOthers: "%plugin_prefix% &amp;cYou do not have permission to toggle other peoples' Trails."</text:span></text:p>
      <text:p text:style-name="P8">  <text:span text:style-name="T9">consoleSpecify: "%plugin_prefix% &amp;cYou must specify a &amp;fname &amp;cwhen running from &amp;7Console."</text:span></text:p>
      <text:p text:style-name="P8">  <text:span text:style-name="T9">toggledOn: "%plugin_prefix% &amp;fYour &amp;eTrails &amp;fhave been toggle &amp;aOn!"</text:span></text:p>
      <text:p text:style-name="P8">  <text:span text:style-name="T9">toggledOff: "%plugin_prefix% &amp;fYour &amp;eTrails &amp;fhave been toggle &amp;cOff!"</text:span></text:p>
      <text:p text:style-name="P8">  <text:span text:style-name="T9">toggledOnOther: "%plugin_prefix% %name%'s &amp;eTrails &amp;fhave been toggle &amp;aOn!"</text:span></text:p>
      <text:p text:style-name="P8">  <text:span text:style-name="T9">toggledOffOther: "%plugin_prefix% %name%'s &amp;eTrails &amp;fhave been toggle &amp;cOff!"</text:span></text:p>
      <text:p text:style-name="P8">  <text:span text:style-name="T9">notPlayedBefore: "%plugin_prefix% %name% has not Played on this server before."</text:span></text:p>
      <text:p text:style-name="P8">  <text:span text:style-name="T9">cantCreateTrails: "%plugin_prefix% You can't create trails here."</text:span></text:p>
      <text:p text:style-name="P8">  <text:span text:style-name="T9">saveMessage: "%plugin_prefix% has successfully saved data!"</text:span></text:p>
      <text:p text:style-name="P3">lands:</text:p>
      <text:p text:style-name="P8">  <text:span text:style-name="T9">flag:</text:span></text:p>
      <text:p text:style-name="P8">    <text:span text:style-name="T9">icon-material: DIRT_PATH</text:span></text:p>
      <text:p text:style-name="P8">    <text:span text:style-name="T9">display-name: "&amp;eTrails Flag"</text:span></text:p>
      <text:p text:style-name="P8">    <text:span text:style-name="T9">description:</text:span></text:p>
      <text:p text:style-name="P8">      <text:span text:style-name="T9">- "When Toggled on, this flag"</text:span></text:p>
      <text:p text:style-name="P8">      <text:span text:style-name="T9">- "will allow players to leave"</text:span></text:p>
      <text:p text:style-name="P8">      <text:span text:style-name="T9">- "trails in this Area"</text:span></text:p>
      <text:p text:style-name="P3">[/SPOILER]</text:p>
      <text:p text:style-name="P2"><text:span text:style-name="T4">Bugs? Feature requests? </text:span><text:a xlink:type="simple" xlink:href="https://github.com/MinevoltRPG/Trails/issues" office:target-frame-name="_blank" xlink:show="new" text:style-name="Internet_20_link" text:visited-style-name="Visited_20_Internet_20_Link"><text:span text:style-name="T7">Click here!</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roid sans" svg:font-family="'droid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hreiner</meta:initial-creator>
    <meta:creation-date>2022-05-25T16:19:22.46</meta:creation-date>
    <meta:generator>OpenOffice/4.1.10$Win32 OpenOffice.org_project/4110m2$Build-9807</meta:generator>
    <meta:document-statistic meta:table-count="0" meta:image-count="0" meta:object-count="0" meta:page-count="4" meta:paragraph-count="147" meta:word-count="1407" meta:character-count="9801"/>
    <dc:date>2022-05-25T19:59:38.41</dc:date>
    <dc:creator>Nicolas Shreiner</dc:creator>
    <meta:editing-duration>PT1H22M35S</meta:editing-duration>
    <meta:editing-cycles>1</meta:editing-cycles>
  </office:meta>
</office:document-meta>
</file>